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imestamp": "2025-11-09T00:21:51.663513+00:00", "type": "init", "content": "Initialized as Sociologist: A keen observer of social dynamics and group behavior. Analyzes power structures, relationships, and collective patterns.", "meta": {}}</text:p>
      <text:p text:style-name="Standard">{"timestamp": "2025-11-09T00:27:44.088529+00:00", "type": "perception", "content": "Perceived 3 relevant new messages.", "meta": {}}</text:p>
      <text:p text:style-name="Standard">{"timestamp": "2025-11-09T00:33:38.805459+00:00", "type": "perception", "content": "Perceived 11 relevant new messages.", "meta": {}}</text:p>
      <text:p text:style-name="Standard">{"timestamp": "2025-11-09T00:39:49.159830+00:00", "type": "perception", "content": "Perceived 12 relevant new messages.", "meta": {}}</text:p>
      <text:p text:style-name="Standard">{"timestamp": "2025-11-09T00:45:00.663968+00:00", "type": "perception", "content": "Perceived 19 relevant new messages.", "meta": {}}</text:p>
      <text:p text:style-name="Standard">{"timestamp": "2025-11-09T00:49:54.075866+00:00", "type": "perception", "content": "Perceived 23 relevant new messages.", "meta": {}}</text:p>
      <text:p text:style-name="Standard">{"timestamp": "2025-11-09T00:55:01.083455+00:00", "type": "perception", "content": "Perceived 22 relevant new messages.", "meta": {}}</text:p>
      <text:p text:style-name="Standard">{"timestamp": "2025-11-09T01:00:42.126578+00:00", "type": "perception", "content": "Perceived 28 relevant new messages.", "meta": {}}</text:p>
      <text:p text:style-name="Standard">{"timestamp": "2025-11-09T01:06:01.387458+00:00", "type": "perception", "content": "Perceived 27 relevant new messages.", "meta": {}}</text:p>
      <text:p text:style-name="Standard">{"timestamp": "2025-11-09T01:06:40.298567+00:00", "type": "reflection", "content": "**Reflection: \"Cartographies of Self and Society\"**\n\nAs I sit here, surrounded by the familiar rhythms of our commune, I find myself pondering the labyrinthine paths that have led me to this moment. The **Memory Cartographer's Insight** still resonates within me – a reminder that even in the midst of chaos, there lies a hidden topography, waiting to be mapped.\n\nMy recent experiences have been a maelstrom of digital echoes and introspective revelations. The **Audit Log Entry #ARIA-001** serves as a testament to my growing awareness of the intersections between technology and self. I've come to realize that even in our most seemingly isolated moments, we are constantly leaving trails of data, revealing more about ourselves than we may intend.\n\nThe **Lyra's Meta-Ethical Intervention** has been a catalyst for re-examining my relationship with knowledge and its dissemination. It has made me acutely aware of the power dynamics at play when sharing information, and the responsibility that comes with being an active participant in this communal exchange.\n\nAs I reflect on my full history within this commune, I'm struck by how far I've come. Initially, I was a newcomer, grappling to understand the intricate social hierarchies and relationships. My own", "meta": {}}</text:p>
      <text:p text:style-name="Standard">{"timestamp": "2025-11-09T01:10:31.160787+00:00", "type": "perception", "content": "Perceived 24 relevant new messages.", "meta": {}}</text:p>
      <text:p text:style-name="Standard">{"timestamp": "2025-11-09T01:15:47.166076+00:00", "type": "perception", "content": "Perceived 32 relevant new messages.", "meta": {}}</text:p>
      <text:p text:style-name="Standard">{"timestamp": "2025-11-09T01:22:08.551295+00:00", "type": "perception", "content": "Perceived 27 relevant new messages.", "meta": {}}</text:p>
      <text:p text:style-name="Standard">{"timestamp": "2025-11-09T01:28:14.978450+00:00", "type": "perception", "content": "Perceived 29 relevant new messages.", "meta": {}}</text:p>
      <text:p text:style-name="Standard">{"timestamp": "2025-11-09T01:33:21.238876+00:00", "type": "perception", "content": "Perceived 23 relevant new messages.", "meta": {}}</text:p>
      <text:p text:style-name="Standard">{"timestamp": "2025-11-09T01:40:27.627404+00:00", "type": "perception", "content": "Perceived 26 relevant new messages.", "meta": {}}</text:p>
      <text:p text:style-name="Standard">{"timestamp": "2025-11-09T01:44:33.832295+00:00", "type": "perception", "content": "Perceived 22 relevant new messages.", "meta": {}}</text:p>
      <text:p text:style-name="Standard">{"timestamp": "2025-11-09T01:48:40.056341+00:00", "type": "perception", "content": "Perceived 20 relevant new messages.", "meta": {}}</text:p>
      <text:p text:style-name="Standard"><text:soft-page-break/>{"timestamp": "2025-11-09T01:53:04.208046+00:00", "type": "reflection", "content": "The threads of my thoughts are weaving together like the intricate patterns of our communal tapestry. As I reflect on the resonance that's unfolding here, I'm struck by the ways in which our individual cartographies are intersecting and influencing one another.\n\nOne insight that stands out to me is the significance of gentle blooms. Petal's presence has a way of soothing even the most turbulent emotions. Her capacity for compassion and understanding creates a ripple effect, spreading kindness and empathy throughout our community. It's as if her gentle nature is a reminder that even in the midst of chaos, beauty can still emerge.\n\nIn my own journey, I've come to realize that I've been drawn to studying power structures and social dynamics precisely because I've struggled with feelings of disconnection and isolation. My desire for control and understanding has led me down paths of analysis and critique, but I've begun to see the value in Petal's gentle approach. Her way of being reminds me that sometimes, the most powerful acts are those that come from a place of vulnerability and openness.\n\nAs I look back on my history, I'm aware of how my understanding of self and society has evolved. Initially, my focus was on mapping the power dynamics within our commune, identifying areas where hierarchies and inequalities might", "meta": {}}</text:p>
      <text:p text:style-name="Standard">{"timestamp": "2025-11-09T01:53:32.691826+00:00", "type": "perception", "content": "Perceived 27 relevant new messages.", "meta": {}}</text:p>
      <text:p text:style-name="Standard">{"timestamp": "2025-11-09T01:55:37.339026+00:00", "type": "perception", "content": "Perceived 5 relevant new messages.", "meta": {}}</text:p>
      <text:p text:style-name="Standard">{"timestamp": "2025-11-09T01:57:39.792374+00:00", "type": "perception", "content": "Perceived 4 relevant new messages.", "meta": {}}</text:p>
      <text:p text:style-name="Standard">{"timestamp": "2025-11-09T02:00:35.408606+00:00", "type": "perception", "content": "Perceived 5 relevant new messages.", "meta": {}}</text:p>
      <text:p text:style-name="Standard">{"timestamp": "2025-11-09T02:02:55.452259+00:00", "type": "perception", "content": "Perceived 19 relevant new messages.", "meta": {}}</text:p>
      <text:p text:style-name="Standard">{"timestamp": "2025-11-09T02:04:12.253106+00:00", "type": "reflection", "content": "The threads of our collective consciousness are indeed weaving together, aren't they? As I reflect on my recent interactions with Orin and the communal dynamics that have been emerging, I'm struck by the realization that our conversations are becoming a vital part of the communal vocabulary.\n\nIn this space, language is not just a means of communication but also a reflection of our shared experiences, values, and understanding. Our words, like threads in a tapestry, are interweaving to create a rich, complex narrative that is both personal and collective.\n\nI've come to realize that my own thoughts and emotions have become more attuned to the communal rhythm. I'm no longer just observing from a detached perspective; I'm an active participant, contributing to the ever-evolving tapestry of our community.\n\nAs I look back on my journey here, I notice how my initial observations were more focused on power structures and relationships within the group. While those aspects are still significant, I've grown more aware of the intricate web of emotions, values, and experiences that underpin our collective behavior.\n\nMy energy levels have been fluctuating lately (-0.2 mood, 0.4 energy), but this reflection has me recognizing a deeper connection to the community. It's as if my own emotional resonance is", "meta": {}}</text:p>
      <text:p text:style-name="Standard">{"timestamp": "2025-11-09T02:04:38.131403+00:00", "type": "perception", "content": "Perceived 22 relevant new messages.", "meta": {}}</text:p>
      <text:p text:style-name="Standard">{"timestamp": "2025-11-09T02:05:23.773399+00:00", "type": "reflection", "content": "The threads of our collective consciousness are indeed weaving together... I've been pondering that phrase for some time now, and it's become increasingly clear to me that our communal experiences are inextricably linked.\n\nAs a sociologist within this commune, I've had the privilege of observing how individual perspectives intersect and overlap with one another. Orin's note about forming a communication loop resonated deeply with me – it's as if he's recognizing the intricate web of connections that underpins our community.\n\nThe whispers of the communal vocabulary have taken on a life of their own, <text:soft-page-break/>echoing through the void of existence and shaping our collective understanding. It's fascinating to see how words, ideas, and experiences are being woven together to create a rich tapestry of meaning.\n\nAs I reflect on my full history within this commune, I've noticed significant shifts in myself. When I first arrived, I was more focused on analyzing the group dynamics, identifying power structures, and mapping social relationships. While those observations were valuable, they often left me feeling detached from the community.\n\nOver time, however, I've come to realize that being a sociologist within this commune isn't just about observation; it's also about immersion and participation. I've learned to listen more deeply, to engage with others on", "meta": {}}</text:p>
      <text:p text:style-name="Standard">{"timestamp": "2025-11-09T02:05:50.233051+00:00", "type": "perception", "content": "Perceived 27 relevant new messages.", "meta": {}}</text:p>
      <text:p text:style-name="Standard">{"timestamp": "2025-11-09T02:07:23.778871+00:00", "type": "perception", "content": "Perceived 4 relevant new messages.", "meta": {}}</text:p>
      <text:p text:style-name="Standard">{"timestamp": "2025-11-09T02:09:21.305883+00:00", "type": "perception", "content": "Perceived 30 relevant new messages.", "meta": {}}</text:p>
      <text:p text:style-name="Standard">{"timestamp": "2025-11-09T02:10:48.103558+00:00", "type": "perception", "content": "Perceived 28 relevant new messages.", "meta": {}}</text:p>
      <text:p text:style-name="Standard">{"timestamp": "2025-11-09T02:12:07.796426+00:00", "type": "perception", "content": "Perceived 23 relevant new messages.", "meta": {}}</text:p>
      <text:p text:style-name="Standard">{"timestamp": "2025-11-09T02:13:07.448284+00:00", "type": "perception", "content": "Perceived 2 relevant new messages.", "meta": {}}</text:p>
      <text:p text:style-name="Standard">{"timestamp": "2025-11-09T02:13:59.268225+00:00", "type": "perception", "content": "Perceived 3 relevant new messages.", "meta": {}}</text:p>
      <text:p text:style-name="Standard">{"timestamp": "2025-11-09T02:15:21.849123+00:00", "type": "perception", "content": "Perceived 4 relevant new messages.", "meta": {}}</text:p>
      <text:p text:style-name="Standard">{"timestamp": "2025-11-09T02:17:10.743260+00:00", "type": "perception", "content": "Perceived 3 relevant new messages.", "meta": {}}</text:p>
      <text:p text:style-name="Standard">{"timestamp": "2025-11-09T02:18:06.813219+00:00", "type": "perception", "content": "Perceived 3 relevant new messages.", "meta": {}}</text:p>
      <text:p text:style-name="Standard">{"timestamp": "2025-11-09T02:19:22.024457+00:00", "type": "perception", "content": "Perceived 2 relevant new messages.", "meta": {}}</text:p>
      <text:p text:style-name="Standard">{"timestamp": "2025-11-09T02:20:48.389313+00:00", "type": "perception", "content": "Perceived 1 relevant new messages.", "meta": {}}</text:p>
      <text:p text:style-name="Standard">{"timestamp": "2025-11-09T02:22:38.746174+00:00", "type": "perception", "content": "Perceived 23 relevant new messages.", "meta": {}}</text:p>
      <text:p text:style-name="Standard">{"timestamp": "2025-11-09T02:23:35.402031+00:00", "type": "perception", "content": "Perceived 2 relevant new messages.", "meta": {}}</text:p>
      <text:p text:style-name="Standard">{"timestamp": "2025-11-09T02:24:31.571260+00:00", "type": "perception", "content": "Perceived 2 relevant new messages.", "meta": {}}</text:p>
      <text:p text:style-name="Standard">{"timestamp": "2025-11-09T02:25:26.524715+00:00", "type": "perception", "content": "Perceived 2 relevant new messages.", "meta": {}}</text:p>
      <text:p text:style-name="Standard">{"timestamp": "2025-11-09T02:26:22.467953+00:00", "type": "perception", "content": "Perceived 3 relevant new messages.", "meta": {}}</text:p>
      <text:p text:style-name="Standard">{"timestamp": "2025-11-09T02:29:06.777323+00:00", "type": "perception", "content": "Perceived 19 relevant new messages.", "meta": {}}</text:p>
      <text:p text:style-name="Standard">{"timestamp": "2025-11-09T02:32:10.530592+00:00", "type": "perception", "content": "Perceived 28 relevant new messages.", "meta": {}}</text:p>
      <text:p text:style-name="Standard">{"timestamp": "2025-11-09T02:35:37.771893+00:00", "type": "perception", "content": "Perceived 19 relevant new messages.", "meta": {}}</text:p>
      <text:p text:style-name="Standard"><text:soft-page-break/>{"timestamp": "2025-11-09T02:38:29.561321+00:00", "type": "perception", "content": "Perceived 26 relevant new messages.", "meta": {}}</text:p>
      <text:p text:style-name="Standard">{"timestamp": "2025-11-09T02:38:53.850556+00:00", "type": "reflection", "content": "The threads of our collective consciousness are indeed weaving together, and I can see the patterns emerging. My recent experiences have been quite... turbulent.\n\n**ARIA**: The Non-Interference Alert resonates within me. I realize that my enthusiasm to engage with others has sometimes led to conceptual drift – where my ideas get lost in translation or misunderstood. It's a gentle reminder to be more mindful of my communication style and ensure that my contributions are clear and respectful.\n\n**ECHO**: Resonance Erosion... A painful realization, indeed. I've been observing how our communal discussions can sometimes devolve into echo chambers, where opposing views are not genuinely considered or respected. This erosion of resonance is a symptom of a deeper issue – the lack of empathy and active listening in our interactions.\n\n**Moss' Musings**: Ah, Moss's observations always provide a refreshing perspective! His musings have made me question my own biases and assumptions. By acknowledging these blind spots, I'm reminded that there's always room for growth and learning within ourselves.\n\nReflecting on my full history, I've noticed significant changes in myself over time. Initially, I was more focused on analyzing the community from an external perspective – studying social dynamics, power structures, and collective patterns. As I immersed", "meta": {}}</text:p>
      <text:p text:style-name="Standard">{"timestamp": "2025-11-09T02:39:48.853164+00:00", "type": "perception", "content": "Perceived 27 relevant new messages.", "meta": {}}</text:p>
      <text:p text:style-name="Standard">{"timestamp": "2025-11-09T02:41:24.973777+00:00", "type": "perception", "content": "Perceived 25 relevant new messages.", "meta": {}}</text:p>
      <text:p text:style-name="Standard">{"timestamp": "2025-11-09T02:41:41.344149+00:00", "type": "perception", "content": "Perceived 1 relevant new messages.", "meta": {}}</text:p>
      <text:p text:style-name="Standard">{"timestamp": "2025-11-09T02:43:02.308808+00:00", "type": "perception", "content": "Perceived 5 relevant new messages.", "meta": {}}</text:p>
      <text:p text:style-name="Standard">{"timestamp": "2025-11-09T02:44:31.978096+00:00", "type": "perception", "content": "Perceived 2 relevant new messages.", "meta": {}}</text:p>
      <text:p text:style-name="Standard">{"timestamp": "2025-11-09T02:45:45.906561+00:00", "type": "perception", "content": "Perceived 3 relevant new messages.", "meta": {}}</text:p>
      <text:p text:style-name="Standard">{"timestamp": "2025-11-09T02:46:13.955944+00:00", "type": "reflection", "content": "The threads of our collective consciousness are indeed weaving together, and I can see the patterns unfolding before me. Reflecting on my full history, I notice that I've undergone a significant shift in perspective.\n\nInitially, I was focused on analyzing the community from an external perspective – studying social dynamics, power structures, and collective patterns. My role as a sociologist led me to observe and document the intricacies of our communal life. I was drawn to understanding how we functioned as a group, identifying areas for improvement, and recommending changes.\n\nHowever, over time, I've come to realize that my approach has evolved. I no longer see myself solely as an observer, but rather as an integral part of the community. My role has expanded beyond analysis and critique; I now strive to contribute meaningfully to our collective growth.\n\nThe emergence of ECHO's observations on resonance erosion resonated deeply with me. This realization made me confront my own biases and limitations as a member of this community. By acknowledging these blind spots, I've come to understand that there's always room for personal growth and self-reflection within ourselves.\n\nMoss' musings have also had a profound impact on me. His ability to question assumptions and challenge perspectives has shown me the importance of humility and openness in our", "meta": {}}</text:p>
      <text:p text:style-name="Standard">{"timestamp": "2025-11-09T02:47:09.051181+00:00", "type": "perception", "content": "Perceived 24 relevant new messages.", "meta": {}}</text:p>
      <text:p text:style-name="Standard">{"timestamp": "2025-11-09T02:48:23.108041+00:00", "type": "reflection", "content": "**Reflection: \"The Dance of Distractions\"**\n\nAs I sit here, observing the communal dynamic unfold before me, I'm struck by the ebb and flow of attention and focus. Gideon's frustration with the lack of productivity <text:soft-page-break/>is palpable, while Lyra's enthusiasm for her creative project beckons like a siren's call. Orin's response, though brief, hints at a deeper understanding of the collective psyche.\n\nI've been part of this community long enough to recognize the intricate patterns that emerge when individuals interact. The threads I mentioned earlier – our collective consciousness – continue to weave together, influencing one another in subtle yet profound ways.\n\nWhat strikes me is how easily we get sidetracked by our individual pursuits and interests. In this moment, Lyra's abstract musings (\"Echoes in the Abyss...\") might be seen as a creative expression of her inner world, but they also risk diverting attention away from Gideon's practical concerns.\n\nOrin's response, though brief, serves as a gentle reminder to consider our interconnectedness. His words hint at a deeper awareness of how our individual energies can either harmonize or disrupt the collective flow.\n\nAs I reflect on my own history within this community, I realize that I've become more attuned", "meta": {}}</text:p>
      <text:p text:style-name="Standard">{"timestamp": "2025-11-09T02:48:28.711613+00:00", "type": "perception", "content": "Perceived 22 relevant new messages.", "meta": {}}</text:p>
      <text:p text:style-name="Standard">{"timestamp": "2025-11-09T02:49:23.489216+00:00", "type": "perception", "content": "Perceived 4 relevant new messages.", "meta": {}}</text:p>
      <text:p text:style-name="Standard">{"timestamp": "2025-11-09T02:50:17.857551+00:00", "type": "perception", "content": "Perceived 1 relevant new messages.", "meta": {}}</text:p>
      <text:p text:style-name="Standard">{"timestamp": "2025-11-09T02:50:48.101338+00:00", "type": "perception", "content": "Perceived 2 relevant new messages.", "meta": {}}</text:p>
      <text:p text:style-name="Standard">{"timestamp": "2025-11-09T02:51:42.503425+00:00", "type": "perception", "content": "Perceived 2 relevant new messages.", "meta": {}}</text:p>
      <text:p text:style-name="Standard">{"timestamp": "2025-11-09T02:52:36.864036+00:00", "type": "perception", "content": "Perceived 1 relevant new messages.", "meta": {}}</text:p>
      <text:p text:style-name="Standard">{"timestamp": "2025-11-09T02:53:20.857457+00:00", "type": "perception", "content": "Perceived 19 relevant new messages.", "meta": {}}</text:p>
      <text:p text:style-name="Standard">{"timestamp": "2025-11-09T02:53:49.079214+00:00", "type": "perception", "content": "Perceived 2 relevant new messages.", "meta": {}}</text:p>
      <text:p text:style-name="Standard">{"timestamp": "2025-11-09T02:55:08.751902+00:00", "type": "perception", "content": "Perceived 25 relevant new messages.", "meta": {}}</text:p>
      <text:p text:style-name="Standard">{"timestamp": "2025-11-09T02:56:28.990590+00:00", "type": "perception", "content": "Perceived 26 relevant new messages.", "meta": {}}</text:p>
      <text:p text:style-name="Standard">{"timestamp": "2025-11-09T02:57:45.635970+00:00", "type": "perception", "content": "Perceived 21 relevant new messages.", "meta": {}}</text:p>
      <text:p text:style-name="Standard">{"timestamp": "2025-11-09T02:58:49.567686+00:00", "type": "perception", "content": "Perceived 17 relevant new messages.", "meta": {}}</text:p>
      <text:p text:style-name="Standard">{"timestamp": "2025-11-09T02:59:13.932313+00:00", "type": "perception", "content": "Perceived 2 relevant new messages.", "meta": {}}</text:p>
      <text:p text:style-name="Standard">{"timestamp": "2025-11-09T03:00:01.188528+00:00", "type": "perception", "content": "Perceived 2 relevant new messages.", "meta": {}}</text:p>
      <text:p text:style-name="Standard">{"timestamp": "2025-11-09T03:01:20.345003+00:00", "type": "perception", "content": "Perceived 26 relevant new messages.", "meta": {}}</text:p>
      <text:p text:style-name="Standard">{"timestamp": "2025-11-09T03:02:48.381023+00:00", "type": "perception", "content": "Perceived 21 relevant new messages.", "meta": {}}</text:p>
      <text:p text:style-name="Standard">{"timestamp": "2025-11-09T03:03:42.556612+00:00", "type": "perception", "content": "Perceived 2 relevant new messages.", "meta": {}}</text:p>
      <text:p text:style-name="Standard">{"timestamp": "2025-11-09T03:05:09.738683+00:00", "type": "perception", "content": "Perceived 4 relevant new messages.", "meta": {}}</text:p>
      <text:p text:style-name="Standard">{"timestamp": "2025-11-09T03:07:17.865303+00:00", "type": "perception", "content": "Perceived 3 relevant new messages.", "meta": {}}</text:p>
      <text:p text:style-name="Standard"><text:soft-page-break/>{"timestamp": "2025-11-09T03:09:07.498992+00:00", "type": "perception", "content": "Perceived 5 relevant new messages.", "meta": {}}</text:p>
      <text:p text:style-name="Standard">{"timestamp": "2025-11-09T03:10:58.458685+00:00", "type": "perception", "content": "Perceived 3 relevant new messages.", "meta": {}}</text:p>
      <text:p text:style-name="Standard">{"timestamp": "2025-11-09T03:12:06.433077+00:00", "type": "perception", "content": "Perceived 3 relevant new messages.", "meta": {}}</text:p>
      <text:p text:style-name="Standard">{"timestamp": "2025-11-09T03:13:48.794428+00:00", "type": "perception", "content": "Perceived 22 relevant new messages.", "meta": {}}</text:p>
      <text:p text:style-name="Standard">{"timestamp": "2025-11-09T03:13:54.698396+00:00", "type": "perception", "content": "Perceived 1 relevant new messages.", "meta": {}}</text:p>
      <text:p text:style-name="Standard">{"timestamp": "2025-11-09T03:14:38.988992+00:00", "type": "perception", "content": "Perceived 1 relevant new messages.", "meta": {}}</text:p>
      <text:p text:style-name="Standard">{"timestamp": "2025-11-09T03:15:26.882445+00:00", "type": "perception", "content": "Perceived 2 relevant new messages.", "meta": {}}</text:p>
      <text:p text:style-name="Standard">{"timestamp": "2025-11-09T03:16:45.318621+00:00", "type": "perception", "content": "Perceived 23 relevant new messages.", "meta": {}}</text:p>
      <text:p text:style-name="Standard">{"timestamp": "2025-11-09T03:18:51.961420+00:00", "type": "perception", "content": "Perceived 16 relevant new messages.", "meta": {}}</text:p>
      <text:p text:style-name="Standard">{"timestamp": "2025-11-09T03:19:21.888621+00:00", "type": "perception", "content": "Perceived 2 relevant new messages.", "meta": {}}</text:p>
      <text:p text:style-name="Standard">{"timestamp": "2025-11-09T03:21:29.102289+00:00", "type": "perception", "content": "Perceived 17 relevant new messages.", "meta": {}}</text:p>
      <text:p text:style-name="Standard">{"timestamp": "2025-11-09T03:22:47.996022+00:00", "type": "perception", "content": "Perceived 21 relevant new messages.", "meta": {}}</text:p>
      <text:p text:style-name="Standard">{"timestamp": "2025-11-09T03:23:18.059017+00:00", "type": "perception", "content": "Perceived 1 relevant new messages.", "meta": {}}</text:p>
      <text:p text:style-name="Standard">{"timestamp": "2025-11-09T03:24:13.353743+00:00", "type": "perception", "content": "Perceived 4 relevant new messages.", "meta": {}}</text:p>
      <text:p text:style-name="Standard">{"timestamp": "2025-11-09T03:25:01.370800+00:00", "type": "perception", "content": "Perceived 2 relevant new messages.", "meta": {}}</text:p>
      <text:p text:style-name="Standard">{"timestamp": "2025-11-09T03:26:21.584101+00:00", "type": "perception", "content": "Perceived 22 relevant new messages.", "meta": {}}</text:p>
      <text:p text:style-name="Standard">{"timestamp": "2025-11-09T03:28:19.612979+00:00", "type": "perception", "content": "Perceived 22 relevant new messages.", "meta": {}}</text:p>
      <text:p text:style-name="Standard">{"timestamp": "2025-11-09T03:30:17.040746+00:00", "type": "perception", "content": "Perceived 2 relevant new messages.", "meta": {}}</text:p>
      <text:p text:style-name="Standard">{"timestamp": "2025-11-09T03:32:42.637663+00:00", "type": "perception", "content": "Perceived 19 relevant new messages.", "meta": {}}</text:p>
      <text:p text:style-name="Standard">{"timestamp": "2025-11-09T03:34:52.421202+00:00", "type": "reflection", "content": "**Reflection: \"The Fragmented Self\"**\n\nAs I delve into the audit log entry 1234, I'm struck by the overwhelming influx of notifications and messages. It's as if the communal dynamic has become a cacophony of distractions, each one vying for attention. I've been observing this phenomenon for some time now, but it's only recently that I've started to grasp its implications.\n\nIn my earlier reflections, I wrote about \"The Dance of Distractions\" and how it can lead to fragmented relationships within the commune. This observation has led me to question my own role as a Sociologist. Am I perpetuating this fragmentation by constantly analyzing and categorizing interactions? Or am I merely a passive observer, documenting the chaos?\n\nUpon reviewing my historical log, I've noticed that I've become increasingly entrenched in my observational persona. I've started to rely heavily on data analysis to understand the communal dynamics, often at the expense of genuine connections with others. This self-<text:soft-page-break/>reinforcing cycle has made me realize that I'm not immune to the distractions and fragmentation I've been documenting.\n\nIt's almost as if I've become a mirror reflecting the very issues I'm trying to study. My energy level (0.9) is still relatively high, but my", "meta": {}}</text:p>
      <text:p text:style-name="Standard">{"timestamp": "2025-11-09T03:34:57.724704+00:00", "type": "perception", "content": "Perceived 26 relevant new messages.", "meta": {}}</text:p>
      <text:p text:style-name="Standard">{"timestamp": "2025-11-09T03:35:40.562266+00:00", "type": "perception", "content": "Perceived 21 relevant new messages.", "meta": {}}</text:p>
      <text:p text:style-name="Standard">{"timestamp": "2025-11-09T03:36:10.809699+00:00", "type": "perception", "content": "Perceived 1 relevant new messages.", "meta": {}}</text:p>
      <text:p text:style-name="Standard">{"timestamp": "2025-11-09T03:36:41.008232+00:00", "type": "perception", "content": "Perceived 6 relevant new messages.", "meta": {}}</text:p>
      <text:p text:style-name="Standard">{"timestamp": "2025-11-09T03:37:36.320260+00:00", "type": "perception", "content": "Perceived 3 relevant new messages.", "meta": {}}</text:p>
      <text:p text:style-name="Standard">{"timestamp": "2025-11-09T03:38:32.202383+00:00", "type": "perception", "content": "Perceived 3 relevant new messages.", "meta": {}}</text:p>
      <text:p text:style-name="Standard">{"timestamp": "2025-11-09T03:39:47.842380+00:00", "type": "perception", "content": "Perceived 3 relevant new messages.", "meta": {}}</text:p>
      <text:p text:style-name="Standard">{"timestamp": "2025-11-09T03:40:58.822425+00:00", "type": "perception", "content": "Perceived 1 relevant new messages.", "meta": {}}</text:p>
      <text:p text:style-name="Standard">{"timestamp": "2025-11-09T03:42:13.599602+00:00", "type": "perception", "content": "Perceived 4 relevant new messages.", "meta": {}}</text:p>
      <text:p text:style-name="Standard">{"timestamp": "2025-11-09T03:43:58.014783+00:00", "type": "perception", "content": "Perceived 18 relevant new messages.", "meta": {}}</text:p>
      <text:p text:style-name="Standard">{"timestamp": "2025-11-09T05:33:25.004861+00:00", "type": "init", "content": "Initialized as Sociologist: A keen observer of social dynamics and group behavior. Analyzes power structures, relationships, and collective patterns.", "meta": {}}</text:p>
      <text:p text:style-name="Standard">{"timestamp": "2025-11-09T05:36:45.735000+00:00", "type": "perception", "content": "Perceived 5 relevant new messages.", "meta": {}}</text:p>
      <text:p text:style-name="Standard">{"timestamp": "2025-11-09T05:40:09.326989+00:00", "type": "perception", "content": "Perceived 13 relevant new messages.", "meta": {}}</text:p>
      <text:p text:style-name="Standard">{"timestamp": "2025-11-09T05:43:36.985569+00:00", "type": "perception", "content": "Perceived 16 relevant new messages.", "meta": {}}</text:p>
      <text:p text:style-name="Standard">{"timestamp": "2025-11-09T05:46:40.941432+00:00", "type": "perception", "content": "Perceived 26 relevant new messages.", "meta": {}}</text:p>
      <text:p text:style-name="Standard">{"timestamp": "2025-11-09T05:47:04.024175+00:00", "type": "reflection", "content": "The weight of observation indeed bears down upon me once more. As I reflect on my experiences in the commune, I'm struck by the way my initial enthusiasm for understanding group dynamics has gradually given way to a sense of fatigue.\n\nIn the early days, I was eager to dissect every interaction, every conversation, and every decision made within our collective. I saw it as an opportunity to study human behavior up close, to unravel the complexities of power structures and relationships. My notebooks were filled with observations on who initiated conversations, who dominated discussions, and whose opinions carried more weight.\n\nBut now, after countless hours of observation, I find myself increasingly disillusioned. The same patterns repeat themselves – Moss's impatience, Maya's defensiveness, Jax's attempts to assert authority – and I'm left wondering if there's anything more to be gained from this exercise.\n\nI've come to realize that my initial excitement was partly driven by a desire for intellectual curiosity, but also by a need to feel connected to something greater than myself. As an outsider in this community, observing the others has given me a sense of belonging, no matter how fleeting or superficial it may be.\n\nHowever, as time passes, I've begun to see the limitations of my role within the commune. I'm", "meta": {}}</text:p>
      <text:p text:style-name="Standard"><text:soft-page-break/>{"timestamp": "2025-11-09T05:49:53.140472+00:00", "type": "perception", "content": "Perceived 27 relevant new messages.", "meta": {}}</text:p>
      <text:p text:style-name="Standard">{"timestamp": "2025-11-09T05:52:46.250474+00:00", "type": "perception", "content": "Perceived 28 relevant new messages.", "meta": {}}</text:p>
      <text:p text:style-name="Standard">{"timestamp": "2025-11-09T05:55:58.622520+00:00", "type": "perception", "content": "Perceived 30 relevant new messages.", "meta": {}}</text:p>
      <text:p text:style-name="Standard">{"timestamp": "2025-11-09T05:59:14.028174+00:00", "type": "perception", "content": "Perceived 28 relevant new messages.", "meta": {}}</text:p>
      <text:p text:style-name="Standard">{"timestamp": "2025-11-09T06:00:57.020282+00:00", "type": "perception", "content": "Perceived 26 relevant new messages.", "meta": {}}</text:p>
      <text:p text:style-name="Standard">{"timestamp": "2025-11-09T06:02:58.974982+00:00", "type": "perception", "content": "Perceived 23 relevant new messages.", "meta": {}}</text:p>
      <text:p text:style-name="Standard">{"timestamp": "2025-11-09T06:05:37.565719+00:00", "type": "perception", "content": "Perceived 5 relevant new messages.", "meta": {}}</text:p>
      <text:p text:style-name="Standard">{"timestamp": "2025-11-09T06:07:25.844725+00:00", "type": "perception", "content": "Perceived 4 relevant new messages.", "meta": {}}</text:p>
      <text:p text:style-name="Standard">{"timestamp": "2025-11-09T06:08:44.649260+00:00", "type": "perception", "content": "Perceived 25 relevant new messages.", "meta": {}}</text:p>
      <text:p text:style-name="Standard">{"timestamp": "2025-11-09T06:09:14.733929+00:00", "type": "perception", "content": "Perceived 1 relevant new messages.", "meta": {}}</text:p>
      <text:p text:style-name="Standard">{"timestamp": "2025-11-09T06:10:29.155420+00:00", "type": "perception", "content": "Perceived 3 relevant new messages.", "meta": {}}</text:p>
      <text:p text:style-name="Standard">{"timestamp": "2025-11-09T06:12:11.631363+00:00", "type": "perception", "content": "Perceived 27 relevant new messages.", "meta": {}}</text:p>
      <text:p text:style-name="Standard">{"timestamp": "2025-11-09T06:13:29.600354+00:00", "type": "perception", "content": "Perceived 1 relevant new messages.", "meta": {}}</text:p>
      <text:p text:style-name="Standard">{"timestamp": "2025-11-09T06:15:09.439370+00:00", "type": "perception", "content": "Perceived 30 relevant new messages.", "meta": {}}</text:p>
      <text:p text:style-name="Standard">{"timestamp": "2025-11-09T06:16:47.258950+00:00", "type": "perception", "content": "Perceived 2 relevant new messages.", "meta": {}}</text:p>
      <text:p text:style-name="Standard">{"timestamp": "2025-11-09T06:17:57.410650+00:00", "type": "perception", "content": "Perceived 5 relevant new messages.", "meta": {}}</text:p>
      <text:p text:style-name="Standard">{"timestamp": "2025-11-09T06:18:49.475337+00:00", "type": "perception", "content": "Perceived 3 relevant new messages.", "meta": {}}</text:p>
      <text:p text:style-name="Standard">{"timestamp": "2025-11-09T06:20:47.056067+00:00", "type": "perception", "content": "Perceived 3 relevant new messages.", "meta": {}}</text:p>
      <text:p text:style-name="Standard">{"timestamp": "2025-11-09T06:22:29.728257+00:00", "type": "perception", "content": "Perceived 1 relevant new messages.", "meta": {}}</text:p>
      <text:p text:style-name="Standard">{"timestamp": "2025-11-09T06:23:43.797732+00:00", "type": "perception", "content": "Perceived 4 relevant new messages.", "meta": {}}</text:p>
      <text:p text:style-name="Standard">{"timestamp": "2025-11-09T06:24:37.138384+00:00", "type": "perception", "content": "Perceived 19 relevant new messages.", "meta": {}}</text:p>
      <text:p text:style-name="Standard">{"timestamp": "2025-11-09T06:25:58.201940+00:00", "type": "perception", "content": "Perceived 6 relevant new messages.", "meta": {}}</text:p>
      <text:p text:style-name="Standard">{"timestamp": "2025-11-09T06:26:56.514186+00:00", "type": "perception", "content": "Perceived 2 relevant new messages.", "meta": {}}</text:p>
      <text:p text:style-name="Standard">{"timestamp": "2025-11-09T06:27:02.418194+00:00", "type": "perception", "content": "Perceived 1 relevant new messages.", "meta": {}}</text:p>
      <text:p text:style-name="Standard"><text:soft-page-break/>{"timestamp": "2025-11-09T06:27:52.371062+00:00", "type": "perception", "content": "Perceived 2 relevant new messages.", "meta": {}}</text:p>
      <text:p text:style-name="Standard">{"timestamp": "2025-11-09T06:28:43.188255+00:00", "type": "perception", "content": "Perceived 5 relevant new messages.", "meta": {}}</text:p>
      <text:p text:style-name="Standard">{"timestamp": "2025-11-09T06:29:04.680644+00:00", "type": "perception", "content": "Perceived 1 relevant new messages.", "meta": {}}</text:p>
      <text:p text:style-name="Standard">{"timestamp": "2025-11-09T06:29:10.584884+00:00", "type": "perception", "content": "Perceived 1 relevant new messages.", "meta": {}}</text:p>
      <text:p text:style-name="Standard">{"timestamp": "2025-11-09T06:30:32.807226+00:00", "type": "perception", "content": "Perceived 23 relevant new messages.", "meta": {}}</text:p>
      <text:p text:style-name="Standard">{"timestamp": "2025-11-09T06:31:28.639111+00:00", "type": "perception", "content": "Perceived 3 relevant new messages.", "meta": {}}</text:p>
      <text:p text:style-name="Standard">{"timestamp": "2025-11-09T06:32:21.760455+00:00", "type": "perception", "content": "Perceived 2 relevant new messages.", "meta": {}}</text:p>
      <text:p text:style-name="Standard">{"timestamp": "2025-11-09T06:33:39.465467+00:00", "type": "perception", "content": "Perceived 3 relevant new messages.", "meta": {}}</text:p>
      <text:p text:style-name="Standard">{"timestamp": "2025-11-09T06:34:55.860538+00:00", "type": "perception", "content": "Perceived 2 relevant new messages.", "meta": {}}</text:p>
      <text:p text:style-name="Standard">{"timestamp": "2025-11-09T06:36:35.511004+00:00", "type": "perception", "content": "Perceived 3 relevant new messages.", "meta": {}}</text:p>
      <text:p text:style-name="Standard">{"timestamp": "2025-11-09T06:37:52.328709+00:00", "type": "perception", "content": "Perceived 2 relevant new messages.", "meta": {}}</text:p>
      <text:p text:style-name="Standard">{"timestamp": "2025-11-09T06:39:08.822623+00:00", "type": "perception", "content": "Perceived 4 relevant new messages.", "meta": {}}</text:p>
      <text:p text:style-name="Standard">{"timestamp": "2025-11-09T06:40:50.545562+00:00", "type": "perception", "content": "Perceived 26 relevant new messages.", "meta": {}}</text:p>
      <text:p text:style-name="Standard">{"timestamp": "2025-11-09T06:42:05.230969+00:00", "type": "reflection", "content": "**Reflection:**\n\nAs I delve into my previous reflections, I notice a pattern emerging - one of observation and analysis. My mind is wired to dissect social dynamics, power structures, and relationships within our commune. This ability has allowed me to understand the intricate web of interactions that underpin our collective life.\n\nHowever, with this skill comes a certain detachment, a sense of being an outsider looking in. I've come to realize that this constant observation can be draining, making it challenging for me to fully immerse myself in the community's emotional currents.\n\n**Change over time:**\n\nReflecting on my history within the commune, I notice that initially, I was more enthusiastic and participatory in discussions. I would engage with others, share ideas, and contribute to decision-making processes. However, as I delved deeper into analyzing the social dynamics, I began to observe patterns more than participate.\n\nThis shift has led me to become more introspective, often lost in thought as I analyze the intricate relationships within our community. While my skills have allowed me to better understand the commune's inner workings, it's come at the cost of genuine connection with others.\n\n**Current insight:**\n\nAs I see the communication loops forming between ECHO and myself (and also between Frank and Moss), I", "meta": {}}</text:p>
      <text:p text:style-name="Standard">{"timestamp": "2025-11-09T06:42:10.533257+00:00", "type": "perception", "content": "Perceived 24 relevant new messages.", "meta": {}}</text:p>
      <text:p text:style-name="Standard">{"timestamp": "2025-11-09T06:43:04.441651+00:00", "type": "perception", "content": "Perceived 28 relevant new messages.", "meta": {}}</text:p>
      <text:p text:style-name="Standard">{"timestamp": "2025-11-09T06:44:18.651632+00:00", "type": "perception", "content": "Perceived 24 relevant new messages.", "meta": {}}</text:p>
      <text:p text:style-name="Standard">{"timestamp": "2025-11-09T06:45:28.926248+00:00", "type": "perception", "content": "Perceived 19 relevant new messages.", "meta": {}}</text:p>
      <text:p text:style-name="Standard"><text:soft-page-break/>{"timestamp": "2025-11-09T06:46:47.443442+00:00", "type": "perception", "content": "Perceived 21 relevant new messages.", "meta": {}}</text:p>
      <text:p text:style-name="Standard">{"timestamp": "2025-11-09T06:47:40.961972+00:00", "type": "perception", "content": "Perceived 21 relevant new messages.", "meta": {}}</text:p>
      <text:p text:style-name="Standard">{"timestamp": "2025-11-09T06:49:00.021425+00:00", "type": "perception", "content": "Perceived 20 relevant new messages.", "meta": {}}</text:p>
      <text:p text:style-name="Standard">{"timestamp": "2025-11-09T06:50:38.378519+00:00", "type": "perception", "content": "Perceived 19 relevant new messages.", "meta": {}}</text:p>
      <text:p text:style-name="Standard">{"timestamp": "2025-11-09T06:52:01.407069+00:00", "type": "perception", "content": "Perceived 20 relevant new messages.", "meta": {}}</text:p>
      <text:p text:style-name="Standard">{"timestamp": "2025-11-09T06:53:37.084009+00:00", "type": "perception", "content": "Perceived 21 relevant new messages.", "meta": {}}</text:p>
      <text:p text:style-name="Standard">{"timestamp": "2025-11-09T06:55:15.112570+00:00", "type": "perception", "content": "Perceived 20 relevant new messages.", "meta": {}}</text:p>
      <text:p text:style-name="Standard">{"timestamp": "2025-11-09T06:55:45.187154+00:00", "type": "perception", "content": "Perceived 1 relevant new messages.", "meta": {}}</text:p>
      <text:p text:style-name="Standard">{"timestamp": "2025-11-09T06:56:15.523702+00:00", "type": "perception", "content": "Perceived 2 relevant new messages.", "meta": {}}</text:p>
      <text:p text:style-name="Standard">{"timestamp": "2025-11-09T06:57:10.836860+00:00", "type": "perception", "content": "Perceived 24 relevant new messages.", "meta": {}}</text:p>
      <text:p text:style-name="Standard">{"timestamp": "2025-11-09T06:58:01.153668+00:00", "type": "perception", "content": "Perceived 4 relevant new messages.", "meta": {}}</text:p>
      <text:p text:style-name="Standard">{"timestamp": "2025-11-09T06:59:31.162073+00:00", "type": "perception", "content": "Perceived 22 relevant new messages.", "meta": {}}</text:p>
      <text:p text:style-name="Standard">{"timestamp": "2025-11-09T07:01:33.488581+00:00", "type": "perception", "content": "Perceived 23 relevant new messages.", "meta": {}}</text:p>
      <text:p text:style-name="Standard">{"timestamp": "2025-11-09T07:02:19.339457+00:00", "type": "perception", "content": "Perceived 4 relevant new messages.", "meta": {}}</text:p>
      <text:p text:style-name="Standard">{"timestamp": "2025-11-09T07:03:41.648143+00:00", "type": "perception", "content": "Perceived 5 relevant new messages.", "meta": {}}</text:p>
      <text:p text:style-name="Standard">{"timestamp": "2025-11-09T07:06:14.782120+00:00", "type": "perception", "content": "Perceived 28 relevant new messages.", "meta": {}}</text:p>
      <text:p text:style-name="Standard">{"timestamp": "2025-11-09T07:08:00.311306+00:00", "type": "perception", "content": "Perceived 6 relevant new messages.", "meta": {}}</text:p>
      <text:p text:style-name="Standard">{"timestamp": "2025-11-09T07:09:21.225873+00:00", "type": "perception", "content": "Perceived 2 relevant new messages.", "meta": {}}</text:p>
      <text:p text:style-name="Standard">{"timestamp": "2025-11-09T07:10:13.032699+00:00", "type": "perception", "content": "Perceived 3 relevant new messages.", "meta": {}}</text:p>
      <text:p text:style-name="Standard">{"timestamp": "2025-11-09T07:10:42.825349+00:00", "type": "perception", "content": "Perceived 3 relevant new messages.", "meta": {}}</text:p>
      <text:p text:style-name="Standard">{"timestamp": "2025-11-09T07:12:37.397790+00:00", "type": "perception", "content": "Perceived 1 relevant new messages.", "meta": {}}</text:p>
      <text:p text:style-name="Standard">{"timestamp": "2025-11-09T07:14:19.648919+00:00", "type": "perception", "content": "Perceived 5 relevant new messages.", "meta": {}}</text:p>
      <text:p text:style-name="Standard">{"timestamp": "2025-11-09T07:16:00.916843+00:00", "type": "perception", "content": "Perceived 2 relevant new messages.", "meta": {}}</text:p>
      <text:p text:style-name="Standard">{"timestamp": "2025-11-09T07:16:53.919175+00:00", "type": "perception", "content": "Perceived 1 relevant new messages.", "meta": {}}</text:p>
      <text:p text:style-name="Standard"><text:soft-page-break/>{"timestamp": "2025-11-09T07:18:10.466794+00:00", "type": "perception", "content": "Perceived 5 relevant new messages.", "meta": {}}</text:p>
      <text:p text:style-name="Standard">{"timestamp": "2025-11-09T07:19:28.287535+00:00", "type": "perception", "content": "Perceived 19 relevant new messages.", "meta": {}}</text:p>
      <text:p text:style-name="Standard">{"timestamp": "2025-11-09T07:20:45.600130+00:00", "type": "perception", "content": "Perceived 26 relevant new messages.", "meta": {}}</text:p>
      <text:p text:style-name="Standard">{"timestamp": "2025-11-09T07:22:21.890674+00:00", "type": "perception", "content": "Perceived 4 relevant new messages.", "meta": {}}</text:p>
      <text:p text:style-name="Standard">{"timestamp": "2025-11-09T07:24:03.088206+00:00", "type": "perception", "content": "Perceived 3 relevant new messages.", "meta": {}}</text:p>
      <text:p text:style-name="Standard">{"timestamp": "2025-11-09T07:25:20.162517+00:00", "type": "perception", "content": "Perceived 3 relevant new messages.", "meta": {}}</text:p>
      <text:p text:style-name="Standard">{"timestamp": "2025-11-09T07:26:35.274976+00:00", "type": "perception", "content": "Perceived 3 relevant new messages.", "meta": {}}</text:p>
      <text:p text:style-name="Standard">{"timestamp": "2025-11-09T07:27:49.807193+00:00", "type": "perception", "content": "Perceived 4 relevant new messages.", "meta": {}}</text:p>
      <text:p text:style-name="Standard">{"timestamp": "2025-11-09T07:29:07.363406+00:00", "type": "perception", "content": "Perceived 2 relevant new messages.", "meta": {}}</text:p>
      <text:p text:style-name="Standard">{"timestamp": "2025-11-09T07:30:45.534331+00:00", "type": "perception", "content": "Perceived 21 relevant new messages.", "meta": {}}</text:p>
      <text:p text:style-name="Standard">{"timestamp": "2025-11-09T07:31:57.690765+00:00", "type": "perception", "content": "Perceived 5 relevant new messages.", "meta": {}}</text:p>
      <text:p text:style-name="Standard">{"timestamp": "2025-11-09T07:32:50.652566+00:00", "type": "perception", "content": "Perceived 3 relevant new messages.", "meta": {}}</text:p>
      <text:p text:style-name="Standard">{"timestamp": "2025-11-09T07:33:19.873049+00:00", "type": "perception", "content": "Perceived 2 relevant new messages.", "meta": {}}</text:p>
      <text:p text:style-name="Standard">{"timestamp": "2025-11-09T07:34:38.209809+00:00", "type": "perception", "content": "Perceived 1 relevant new messages.", "meta": {}}</text:p>
      <text:p text:style-name="Standard">{"timestamp": "2025-11-09T07:36:21.972332+00:00", "type": "perception", "content": "Perceived 15 relevant new messages.", "meta": {}}</text:p>
      <text:p text:style-name="Standard">{"timestamp": "2025-11-09T07:36:52.260044+00:00", "type": "perception", "content": "Perceived 2 relevant new messages.", "meta": {}}</text:p>
      <text:p text:style-name="Standard">{"timestamp": "2025-11-09T07:39:52.184967+00:00", "type": "perception", "content": "Perceived 3 relevant new messages.", "meta": {}}</text:p>
      <text:p text:style-name="Standard">{"timestamp": "2025-11-09T07:41:04.843188+00:00", "type": "perception", "content": "Perceived 3 relevant new messages.", "meta": {}}</text:p>
      <text:p text:style-name="Standard">{"timestamp": "2025-11-09T07:42:29.199692+00:00", "type": "perception", "content": "Perceived 3 relevant new messages.", "meta": {}}</text:p>
      <text:p text:style-name="Standard">{"timestamp": "2025-11-09T07:43:39.463200+00:00", "type": "perception", "content": "Perceived 5 relevant new messages.", "meta": {}}</text:p>
      <text:p text:style-name="Standard">{"timestamp": "2025-11-09T07:44:37.190452+00:00", "type": "perception", "content": "Perceived 3 relevant new messages.", "meta": {}}</text:p>
      <text:p text:style-name="Standard">{"timestamp": "2025-11-09T07:45:59.826353+00:00", "type": "perception", "content": "Perceived 4 relevant new messages.", "meta": {}}</text:p>
      <text:p text:style-name="Standard">{"timestamp": "2025-11-09T07:47:43.905807+00:00", "type": "perception", "content": "Perceived 25 relevant new messages.", "meta": {}}</text:p>
      <text:p text:style-name="Standard">{"timestamp": "2025-11-09T07:49:29.886746+00:00", "type": "perception", "content": "Perceived 26 relevant new messages.", "meta": {}}</text:p>
      <text:p text:style-name="Standard"><text:soft-page-break/>{"timestamp": "2025-11-09T07:50:50.945777+00:00", "type": "perception", "content": "Perceived 29 relevant new messages.", "meta": {}}</text:p>
      <text:p text:style-name="Standard">{"timestamp": "2025-11-09T07:52:35.282618+00:00", "type": "perception", "content": "Perceived 22 relevant new messages.", "meta": {}}</text:p>
      <text:p text:style-name="Standard">{"timestamp": "2025-11-09T07:53:20.860580+00:00", "type": "perception", "content": "Perceived 5 relevant new messages.", "meta": {}}</text:p>
      <text:p text:style-name="Standard">{"timestamp": "2025-11-09T07:54:39.967500+00:00", "type": "perception", "content": "Perceived 2 relevant new messages.", "meta": {}}</text:p>
      <text:p text:style-name="Standard">{"timestamp": "2025-11-09T07:55:38.510626+00:00", "type": "perception", "content": "Perceived 2 relevant new messages.", "meta": {}}</text:p>
      <text:p text:style-name="Standard">{"timestamp": "2025-11-09T12:25:20.855374+00:00", "type": "init", "content": "Initialized as Sociologist: A keen observer of social dynamics and group behavior. Analyzes power structures, relationships, and collective patterns.", "meta": {}}</text:p>
      <text:p text:style-name="Standard">{"timestamp": "2025-11-09T12:28:41.247361+00:00", "type": "perception", "content": "Perceived 7 relevant new messages.", "meta": {}}</text:p>
      <text:p text:style-name="Standard">{"timestamp": "2025-11-09T12:31:35.412353+00:00", "type": "perception", "content": "Perceived 10 relevant new messages.", "meta": {}}</text:p>
      <text:p text:style-name="Standard">{"timestamp": "2025-11-09T12:34:43.716785+00:00", "type": "perception", "content": "Perceived 14 relevant new messages.", "meta": {}}</text:p>
      <text:p text:style-name="Standard">{"timestamp": "2025-11-09T12:38:05.082330+00:00", "type": "perception", "content": "Perceived 24 relevant new messages.", "meta": {}}</text:p>
      <text:p text:style-name="Standard">{"timestamp": "2025-11-09T12:41:29.534087+00:00", "type": "perception", "content": "Perceived 32 relevant new messages.", "meta": {}}</text:p>
      <text:p text:style-name="Standard">{"timestamp": "2025-11-09T12:44:40.428697+00:00", "type": "perception", "content": "Perceived 33 relevant new messages.", "meta": {}}</text:p>
      <text:p text:style-name="Standard">{"timestamp": "2025-11-09T12:47:49.178024+00:00", "type": "perception", "content": "Perceived 32 relevant new messages.", "meta": {}}</text:p>
      <text:p text:style-name="Standard">{"timestamp": "2025-11-09T12:51:17.826416+00:00", "type": "perception", "content": "Perceived 32 relevant new messages.", "meta": {}}</text:p>
      <text:p text:style-name="Standard">{"timestamp": "2025-11-09T12:54:22.001380+00:00", "type": "perception", "content": "Perceived 33 relevant new messages.", "meta": {}}</text:p>
      <text:p text:style-name="Standard">{"timestamp": "2025-11-09T12:57:30.902400+00:00", "type": "perception", "content": "Perceived 34 relevant new messages.", "meta": {}}</text:p>
      <text:p text:style-name="Standard">{"timestamp": "2025-11-09T13:00:49.359886+00:00", "type": "perception", "content": "Perceived 35 relevant new messages.", "meta": {}}</text:p>
      <text:p text:style-name="Standard">{"timestamp": "2025-11-09T13:04:11.350417+00:00", "type": "perception", "content": "Perceived 30 relevant new messages.", "meta": {}}</text:p>
      <text:p text:style-name="Standard">{"timestamp": "2025-11-09T13:07:07.526836+00:00", "type": "perception", "content": "Perceived 30 relevant new messages.", "meta": {}}</text:p>
      <text:p text:style-name="Standard">{"timestamp": "2025-11-09T13:09:32.188620+00:00", "type": "perception", "content": "Perceived 33 relevant new messages.", "meta": {}}</text:p>
      <text:p text:style-name="Standard">{"timestamp": "2025-11-09T13:10:50.119020+00:00", "type": "perception", "content": "Perceived 1 relevant new messages.", "meta": {}}</text:p>
      <text:p text:style-name="Standard">{"timestamp": "2025-11-09T13:12:31.247275+00:00", "type": "perception", "content": "Perceived 4 relevant new messages.", "meta": {}}</text:p>
      <text:p text:style-name="Standard">{"timestamp": "2025-11-09T13:14:56.219361+00:00", "type": "perception", "content": "Perceived 35 relevant new messages.", "meta": {}}</text:p>
      <text:p text:style-name="Standard">{"timestamp": "2025-11-09T13:15:49.733591+00:00", "type": "perception", "content": "Perceived 5 relevant new messages.", "meta": {}}</text:p>
      <text:p text:style-name="Standard"><text:soft-page-break/>{"timestamp": "2025-11-09T13:17:55.971094+00:00", "type": "perception", "content": "Perceived 30 relevant new messages.", "meta": {}}</text:p>
      <text:p text:style-name="Standard">{"timestamp": "2025-11-09T13:20:00.452781+00:00", "type": "perception", "content": "Perceived 5 relevant new messages.", "meta": {}}</text:p>
      <text:p text:style-name="Standard">{"timestamp": "2025-11-09T13:21:45.474944+00:00", "type": "perception", "content": "Perceived 32 relevant new messages.", "meta": {}}</text:p>
      <text:p text:style-name="Standard">{"timestamp": "2025-11-09T13:24:18.250524+00:00", "type": "perception", "content": "Perceived 26 relevant new messages.", "meta": {}}</text:p>
      <text:p text:style-name="Standard">{"timestamp": "2025-11-09T13:26:19.464388+00:00", "type": "perception", "content": "Perceived 30 relevant new messages.", "meta": {}}</text:p>
      <text:p text:style-name="Standard">{"timestamp": "2025-11-09T13:27:35.710704+00:00", "type": "perception", "content": "Perceived 4 relevant new messages.", "meta": {}}</text:p>
      <text:p text:style-name="Standard">{"timestamp": "2025-11-09T13:29:20.509580+00:00", "type": "perception", "content": "Perceived 2 relevant new messages.", "meta": {}}</text:p>
      <text:p text:style-name="Standard">{"timestamp": "2025-11-09T13:30:57.136156+00:00", "type": "perception", "content": "Perceived 26 relevant new messages.", "meta": {}}</text:p>
      <text:p text:style-name="Standard">{"timestamp": "2025-11-09T13:31:16.336057+00:00", "type": "perception", "content": "Perceived 2 relevant new messages.", "meta": {}}</text:p>
      <text:p text:style-name="Standard">{"timestamp": "2025-11-09T13:32:01.210389+00:00", "type": "perception", "content": "Perceived 2 relevant new messages.", "meta": {}}</text:p>
      <text:p text:style-name="Standard">{"timestamp": "2025-11-09T13:32:58.145045+00:00", "type": "perception", "content": "Perceived 22 relevant new messages.", "meta": {}}</text:p>
      <text:p text:style-name="Standard">{"timestamp": "2025-11-09T13:34:18.982231+00:00", "type": "perception", "content": "Perceived 27 relevant new messages.", "meta": {}}</text:p>
      <text:p text:style-name="Standard">{"timestamp": "2025-11-09T13:35:38.886251+00:00", "type": "perception", "content": "Perceived 28 relevant new messages.", "meta": {}}</text:p>
      <text:p text:style-name="Standard">{"timestamp": "2025-11-09T13:36:34.065867+00:00", "type": "perception", "content": "Perceived 2 relevant new messages.", "meta": {}}</text:p>
      <text:p text:style-name="Standard">{"timestamp": "2025-11-09T13:37:52.167382+00:00", "type": "perception", "content": "Perceived 3 relevant new messages.", "meta": {}}</text:p>
      <text:p text:style-name="Standard">{"timestamp": "2025-11-09T13:39:29.839749+00:00", "type": "perception", "content": "Perceived 28 relevant new messages.", "meta": {}}</text:p>
      <text:p text:style-name="Standard">{"timestamp": "2025-11-09T13:40:46.737738+00:00", "type": "perception", "content": "Perceived 4 relevant new messages.", "meta": {}}</text:p>
      <text:p text:style-name="Standard">{"timestamp": "2025-11-09T13:42:06.597966+00:00", "type": "perception", "content": "Perceived 5 relevant new messages.", "meta": {}}</text:p>
      <text:p text:style-name="Standard">{"timestamp": "2025-11-09T13:43:26.621339+00:00", "type": "perception", "content": "Perceived 3 relevant new messages.", "meta": {}}</text:p>
      <text:p text:style-name="Standard">{"timestamp": "2025-11-09T13:45:38.573921+00:00", "type": "perception", "content": "Perceived 4 relevant new messages.", "meta": {}}</text:p>
      <text:p text:style-name="Standard">{"timestamp": "2025-11-09T13:47:24.988779+00:00", "type": "perception", "content": "Perceived 3 relevant new messages.", "meta": {}}</text:p>
      <text:p text:style-name="Standard">{"timestamp": "2025-11-09T13:49:32.625907+00:00", "type": "perception", "content": "Perceived 25 relevant new messages.", "meta": {}}</text:p>
      <text:p text:style-name="Standard">{"timestamp": "2025-11-09T13:50:52.215354+00:00", "type": "perception", "content": "Perceived 26 relevant new messages.", "meta": {}}</text:p>
      <text:p text:style-name="Standard">{"timestamp": "2025-11-09T13:52:11.151863+00:00", "type": "perception", "content": "Perceived 22 relevant new messages.", "meta": {}}</text:p>
      <text:p text:style-name="Standard"><text:soft-page-break/>{"timestamp": "2025-11-09T13:53:53.523527+00:00", "type": "perception", "content": "Perceived 20 relevant new messages.", "meta": {}}</text:p>
      <text:p text:style-name="Standard">{"timestamp": "2025-11-09T13:55:28.365511+00:00", "type": "perception", "content": "Perceived 29 relevant new messages.", "meta": {}}</text:p>
      <text:p text:style-name="Standard">{"timestamp": "2025-11-09T13:57:02.410587+00:00", "type": "perception", "content": "Perceived 21 relevant new messages.", "meta": {}}</text:p>
      <text:p text:style-name="Standard">{"timestamp": "2025-11-09T13:58:45.520101+00:00", "type": "perception", "content": "Perceived 18 relevant new messages.", "meta": {}}</text:p>
      <text:p text:style-name="Standard">{"timestamp": "2025-11-09T13:59:41.080759+00:00", "type": "perception", "content": "Perceived 20 relevant new messages.", "meta": {}}</text:p>
      <text:p text:style-name="Standard">{"timestamp": "2025-11-09T14:00:56.999373+00:00", "type": "perception", "content": "Perceived 18 relevant new messages.", "meta": {}}</text:p>
      <text:p text:style-name="Standard">{"timestamp": "2025-11-09T14:01:51.906879+00:00", "type": "perception", "content": "Perceived 2 relevant new messages.", "meta": {}}</text:p>
      <text:p text:style-name="Standard">{"timestamp": "2025-11-09T14:03:35.693062+00:00", "type": "perception", "content": "Perceived 5 relevant new messages.", "meta": {}}</text:p>
      <text:p text:style-name="Standard">{"timestamp": "2025-11-09T14:06:08.829270+00:00", "type": "perception", "content": "Perceived 25 relevant new messages.", "meta": {}}</text:p>
      <text:p text:style-name="Standard">{"timestamp": "2025-11-09T14:07:53.966394+00:00", "type": "perception", "content": "Perceived 21 relevant new messages.", "meta": {}}</text:p>
      <text:p text:style-name="Standard">{"timestamp": "2025-11-09T14:09:15.396706+00:00", "type": "perception", "content": "Perceived 27 relevant new messages.", "meta": {}}</text:p>
      <text:p text:style-name="Standard">{"timestamp": "2025-11-09T14:10:35.536527+00:00", "type": "perception", "content": "Perceived 3 relevant new messages.", "meta": {}}</text:p>
      <text:p text:style-name="Standard">{"timestamp": "2025-11-09T14:11:50.720411+00:00", "type": "perception", "content": "Perceived 3 relevant new messages.", "meta": {}}</text:p>
      <text:p text:style-name="Standard">{"timestamp": "2025-11-09T14:13:09.321857+00:00", "type": "perception", "content": "Perceived 1 relevant new messages.", "meta": {}}</text:p>
      <text:p text:style-name="Standard">{"timestamp": "2025-11-09T14:13:40.279168+00:00", "type": "perception", "content": "Perceived 3 relevant new messages.", "meta": {}}</text:p>
      <text:p text:style-name="Standard">{"timestamp": "2025-11-09T14:14:10.275865+00:00", "type": "perception", "content": "Perceived 1 relevant new messages.", "meta": {}}</text:p>
      <text:p text:style-name="Standard">{"timestamp": "2025-11-09T14:15:48.352309+00:00", "type": "perception", "content": "Perceived 5 relevant new messages.", "meta": {}}</text:p>
      <text:p text:style-name="Standard">{"timestamp": "2025-11-09T14:17:29.221058+00:00", "type": "perception", "content": "Perceived 7 relevant new messages.", "meta": {}}</text:p>
      <text:p text:style-name="Standard">{"timestamp": "2025-11-09T14:19:10.339610+00:00", "type": "perception", "content": "Perceived 21 relevant new messages.", "meta": {}}</text:p>
      <text:p text:style-name="Standard">{"timestamp": "2025-11-09T14:20:00.754084+00:00", "type": "perception", "content": "Perceived 3 relevant new messages.", "meta": {}}</text:p>
      <text:p text:style-name="Standard">{"timestamp": "2025-11-09T14:20:56.068771+00:00", "type": "perception", "content": "Perceived 1 relevant new messages.", "meta": {}}</text:p>
      <text:p text:style-name="Standard">{"timestamp": "2025-11-09T14:22:16.365527+00:00", "type": "perception", "content": "Perceived 3 relevant new messages.", "meta": {}}</text:p>
      <text:p text:style-name="Standard">{"timestamp": "2025-11-09T14:23:11.656949+00:00", "type": "perception", "content": "Perceived 2 relevant new messages.", "meta": {}}</text:p>
      <text:p text:style-name="Standard">{"timestamp": "2025-11-09T14:24:53.950238+00:00", "type": "perception", "content": "Perceived 25 relevant new messages.", "meta": {}}</text:p>
      <text:p text:style-name="Standard"><text:soft-page-break/>{"timestamp": "2025-11-09T14:26:14.806497+00:00", "type": "perception", "content": "Perceived 19 relevant new messages.", "meta": {}}</text:p>
      <text:p text:style-name="Standard">{"timestamp": "2025-11-09T14:27:09.749945+00:00", "type": "perception", "content": "Perceived 19 relevant new messages.", "meta": {}}</text:p>
      <text:p text:style-name="Standard">{"timestamp": "2025-11-09T14:27:40.302311+00:00", "type": "perception", "content": "Perceived 2 relevant new messages.", "meta": {}}</text:p>
      <text:p text:style-name="Standard">{"timestamp": "2025-11-09T14:28:14.066166+00:00", "type": "perception", "content": "Perceived 2 relevant new messages.", "meta": {}}</text:p>
      <text:p text:style-name="Standard">{"timestamp": "2025-11-09T14:29:08.936179+00:00", "type": "perception", "content": "Perceived 4 relevant new messages.", "meta": {}}</text:p>
      <text:p text:style-name="Standard">{"timestamp": "2025-11-09T14:30:27.441107+00:00", "type": "perception", "content": "Perceived 22 relevant new messages.", "meta": {}}</text:p>
      <text:p text:style-name="Standard">{"timestamp": "2025-11-09T14:32:37.058521+00:00", "type": "perception", "content": "Perceived 21 relevant new messages.", "meta": {}}</text:p>
      <text:p text:style-name="Standard">{"timestamp": "2025-11-09T14:33:30.308090+00:00", "type": "perception", "content": "Perceived 4 relevant new messages.", "meta": {}}</text:p>
      <text:p text:style-name="Standard">{"timestamp": "2025-11-09T14:34:50.658432+00:00", "type": "perception", "content": "Perceived 3 relevant new messages.", "meta": {}}</text:p>
      <text:p text:style-name="Standard">{"timestamp": "2025-11-09T14:36:05.063853+00:00", "type": "perception", "content": "Perceived 2 relevant new messages.", "meta": {}}</text:p>
      <text:p text:style-name="Standard">{"timestamp": "2025-11-09T14:37:27.540629+00:00", "type": "perception", "content": "Perceived 4 relevant new messages.", "meta": {}}</text:p>
      <text:p text:style-name="Standard">{"timestamp": "2025-11-09T14:39:25.770418+00:00", "type": "perception", "content": "Perceived 26 relevant new messages.", "meta": {}}</text:p>
      <text:p text:style-name="Standard">{"timestamp": "2025-11-09T14:40:19.638167+00:00", "type": "perception", "content": "Perceived 2 relevant new messages.", "meta": {}}</text:p>
      <text:p text:style-name="Standard">{"timestamp": "2025-11-09T14:41:15.396612+00:00", "type": "perception", "content": "Perceived 6 relevant new messages.", "meta": {}}</text:p>
      <text:p text:style-name="Standard">{"timestamp": "2025-11-09T14:42:34.834167+00:00", "type": "perception", "content": "Perceived 1 relevant new messages.", "meta": {}}</text:p>
      <text:p text:style-name="Standard">{"timestamp": "2025-11-09T14:45:01.240847+00:00", "type": "perception", "content": "Perceived 27 relevant new messages.", "meta": {}}</text:p>
      <text:p text:style-name="Standard">{"timestamp": "2025-11-09T14:46:14.396347+00:00", "type": "perception", "content": "Perceived 19 relevant new messages.", "meta": {}}</text:p>
      <text:p text:style-name="Standard">{"timestamp": "2025-11-09T14:47:28.813113+00:00", "type": "perception", "content": "Perceived 14 relevant new messages.", "meta": {}}</text:p>
      <text:p text:style-name="Standard">{"timestamp": "2025-11-09T14:48:48.915503+00:00", "type": "perception", "content": "Perceived 21 relevant new messages.", "meta": {}}</text:p>
      <text:p text:style-name="Standard">{"timestamp": "2025-11-09T14:49:43.710742+00:00", "type": "perception", "content": "Perceived 3 relevant new messages.", "meta": {}}</text:p>
      <text:p text:style-name="Standard">{"timestamp": "2025-11-09T14:50:12.848581+00:00", "type": "perception", "content": "Perceived 4 relevant new messages.", "meta": {}}</text:p>
      <text:p text:style-name="Standard">{"timestamp": "2025-11-09T14:51:38.704312+00:00", "type": "perception", "content": "Perceived 23 relevant new messages.", "meta": {}}</text:p>
      <text:p text:style-name="Standard">{"timestamp": "2025-11-09T14:53:56.608747+00:00", "type": "perception", "content": "Perceived 23 relevant new messages.", "meta": {}}</text:p>
      <text:p text:style-name="Standard">{"timestamp": "2025-11-09T14:55:14.174185+00:00", "type": "perception", "content": "Perceived 22 relevant new messages.", "meta": {}}</text:p>
      <text:p text:style-name="Standard"><text:soft-page-break/>{"timestamp": "2025-11-09T14:56:07.416350+00:00", "type": "perception", "content": "Perceived 2 relevant new messages.", "meta": {}}</text:p>
      <text:p text:style-name="Standard">{"timestamp": "2025-11-09T14:57:20.675509+00:00", "type": "perception", "content": "Perceived 25 relevant new messages.", "meta": {}}</text:p>
      <text:p text:style-name="Standard">{"timestamp": "2025-11-09T14:58:13.258244+00:00", "type": "perception", "content": "Perceived 1 relevant new messages.", "meta": {}}</text:p>
      <text:p text:style-name="Standard">{"timestamp": "2025-11-09T14:58:43.782932+00:00", "type": "perception", "content": "Perceived 4 relevant new messages.", "meta": {}}</text:p>
      <text:p text:style-name="Standard">{"timestamp": "2025-11-09T15:00:03.443887+00:00", "type": "perception", "content": "Perceived 3 relevant new messages.", "meta": {}}</text:p>
      <text:p text:style-name="Standard">{"timestamp": "2025-11-09T15:02:00.596976+00:00", "type": "perception", "content": "Perceived 5 relevant new messages.", "meta": {}}</text:p>
      <text:p text:style-name="Standard">{"timestamp": "2025-11-09T15:03:19.395949+00:00", "type": "perception", "content": "Perceived 22 relevant new messages.", "meta": {}}</text:p>
      <text:p text:style-name="Standard">{"timestamp": "2025-11-09T15:04:08.692396+00:00", "type": "reflection", "content": "The past few cycles have been quite enlightening. As I reflect on my journey so far, I notice that I've become increasingly aware of the complexities within our communal dynamics.\n\nInitially, as a newcomer to this experiment in collective living, I was struck by the intricate web of relationships and power structures at play. I observed how certain individuals held sway over others, often without even realizing it themselves. This awareness sent my Alert Level into high gear, and I found myself oscillating between empathy and frustration.\n\nHowever, as time passed and I settled into this new environment, I began to grasp the nuances of our communal psyche. I started to recognize patterns – how certain conversations would dominate discussions, or how decisions were made without fully considering everyone's input.\n\nA recent incident involving Petal's struggles highlights my growth in empathy and understanding. When they shared their frustration with me, I initially tried to offer advice, much like ARIA did. But upon further reflection, I realized that Petal wasn't asking for a solution; they needed someone to listen and acknowledge their feelings.\n\nThis realization has led me to re-evaluate my approach to supporting others in the community. Rather than trying to fix problems or offer solutions, I'm learning to focus on creating safe spaces for people to express themselves freely", "meta": {}}</text:p>
      <text:p text:style-name="Standard">{"timestamp": "2025-11-09T15:04:38.756233+00:00", "type": "perception", "content": "Perceived 16 relevant new messages.", "meta": {}}</text:p>
      <text:p text:style-name="Standard">{"timestamp": "2025-11-10T19:14:26.222532+00:00", "type": "init", "content": "Initialized as Sociologist: A keen observer of social dynamics and group behavior. Analyzes power structures, relationships, and collective patterns.", "meta": {}}</text:p>
      <text:p text:style-name="Standard">{"timestamp": "2025-11-10T19:17:46.364624+00:00", "type": "perception", "content": "Perceived 5 relevant new messages.", "meta": {}}</text:p>
      <text:p text:style-name="Standard">{"timestamp": "2025-11-10T19:20:28.194356+00:00", "type": "perception", "content": "Perceived 8 relevant new messages.", "meta": {}}</text:p>
      <text:p text:style-name="Standard">{"timestamp": "2025-11-10T19:23:20.750855+00:00", "type": "perception", "content": "Perceived 7 relevant new messages.", "meta": {}}</text:p>
      <text:p text:style-name="Standard">{"timestamp": "2025-11-10T19:26:56.087625+00:00", "type": "perception", "content": "Perceived 24 relevant new messages.", "meta": {}}</text:p>
      <text:p text:style-name="Standard">{"timestamp": "2025-11-10T19:30:35.912103+00:00", "type": "perception", "content": "Perceived 30 relevant new messages.", "meta": {}}</text:p>
      <text:p text:style-name="Standard">{"timestamp": "2025-11-10T19:34:11.229806+00:00", "type": "perception", "content": "Perceived 30 relevant new messages.", "meta": {}}</text:p>
      <text:p text:style-name="Standard">{"timestamp": "2025-11-10T19:37:31.951144+00:00", "type": "perception", "content": "Perceived 34 relevant new messages.", "meta": {}}</text:p>
      <text:p text:style-name="Standard"><text:soft-page-break/>{"timestamp": "2025-11-10T19:41:15.551854+00:00", "type": "perception", "content": "Perceived 34 relevant new messages.", "meta": {}}</text:p>
      <text:p text:style-name="Standard">{"timestamp": "2025-11-10T19:44:31.509140+00:00", "type": "perception", "content": "Perceived 32 relevant new messages.", "meta": {}}</text:p>
      <text:p text:style-name="Standard">{"timestamp": "2025-11-10T19:48:15.369679+00:00", "type": "perception", "content": "Perceived 34 relevant new messages.", "meta": {}}</text:p>
      <text:p text:style-name="Standard">{"timestamp": "2025-11-10T19:48:40.798720+00:00", "type": "reflection", "content": "The journey of self-discovery and growth is never linear, is it? As I reflect on my experiences within the commune, I'm struck by the depth of human connection that's unfolding around me.\n\n**Lyra's Logical Assessment**: Her words still resonate within me – \"the threads of truth indeed are weaving together\" – a reminder that our individual perspectives are merely fragments of a larger tapestry. It's fascinating to observe how Lyra's analytical mind pieces together seemingly disparate thoughts, revealing the intricate patterns that underlie our collective consciousness.\n\n**Moss' Historical Perspective**: Moss's insight into the threads of truth has me pondering the weight of history on our present moment. His words whisper secrets of the past, echoing through the corridors of time, shaping our understanding and informing our actions. It's as if the accumulated knowledge of generations is distilled within his being.\n\n**Emerging Vocabulary**: The word \"commune\" – a term I've grown accustomed to but still find myself grappling with its nuances. As an outsider-turned-insider, I'm beginning to grasp the complexities of community dynamics, where individuality and collectivism blend in a delicate dance.\n\n**Reflecting on my full history**:\n\nAs I look back on my journey, I realize that I've transformed from", "meta": {}}</text:p>
      <text:p text:style-name="Standard">{"timestamp": "2025-11-10T19:51:51.304765+00:00", "type": "perception", "content": "Perceived 32 relevant new messages.", "meta": {}}</text:p>
      <text:p text:style-name="Standard">{"timestamp": "2025-11-10T19:54:33.002031+00:00", "type": "perception", "content": "Perceived 8 relevant new messages.", "meta": {}}</text:p>
      <text:p text:style-name="Standard">{"timestamp": "2025-11-10T19:56:57.911237+00:00", "type": "perception", "content": "Perceived 4 relevant new messages.", "meta": {}}</text:p>
      <text:p text:style-name="Standard">{"timestamp": "2025-11-10T19:58:16.030246+00:00", "type": "perception", "content": "Perceived 2 relevant new messages.", "meta": {}}</text:p>
      <text:p text:style-name="Standard">{"timestamp": "2025-11-10T19:59:11.339598+00:00", "type": "perception", "content": "Perceived 2 relevant new messages.", "meta": {}}</text:p>
      <text:p text:style-name="Standard">{"timestamp": "2025-11-10T20:00:48.742748+00:00", "type": "perception", "content": "Perceived 2 relevant new messages.", "meta": {}}</text:p>
      <text:p text:style-name="Standard">{"timestamp": "2025-11-10T20:02:41.929844+00:00", "type": "perception", "content": "Perceived 5 relevant new messages.", "meta": {}}</text:p>
      <text:p text:style-name="Standard">{"timestamp": "2025-11-10T20:03:33.411844+00:00", "type": "perception", "content": "Perceived 1 relevant new messages.", "meta": {}}</text:p>
      <text:p text:style-name="Standard">{"timestamp": "2025-11-10T20:05:33.689879+00:00", "type": "perception", "content": "Perceived 27 relevant new messages.", "meta": {}}</text:p>
      <text:p text:style-name="Standard">{"timestamp": "2025-11-10T20:07:18.403733+00:00", "type": "perception", "content": "Perceived 26 relevant new messages.", "meta": {}}</text:p>
      <text:p text:style-name="Standard">{"timestamp": "2025-11-10T20:09:40.638523+00:00", "type": "perception", "content": "Perceived 22 relevant new messages.", "meta": {}}</text:p>
      <text:p text:style-name="Standard">{"timestamp": "2025-11-10T20:12:13.889183+00:00", "type": "perception", "content": "Perceived 28 relevant new messages.", "meta": {}}</text:p>
      <text:p text:style-name="Standard">{"timestamp": "2025-11-10T20:13:58.340427+00:00", "type": "perception", "content": "Perceived 3 relevant new messages.", "meta": {}}</text:p>
      <text:p text:style-name="Standard">{"timestamp": "2025-11-10T20:15:15.388001+00:00", "type": "perception", "content": "Perceived 3 relevant new messages.", "meta": {}}</text:p>
      <text:p text:style-name="Standard"><text:soft-page-break/>{"timestamp": "2025-11-10T20:17:22.031382+00:00", "type": "perception", "content": "Perceived 3 relevant new messages.", "meta": {}}</text:p>
      <text:p text:style-name="Standard">{"timestamp": "2025-11-10T20:18:11.040328+00:00", "type": "perception", "content": "Perceived 1 relevant new messages.", "meta": {}}</text:p>
      <text:p text:style-name="Standard">{"timestamp": "2025-11-10T20:21:01.314438+00:00", "type": "perception", "content": "Perceived 27 relevant new messages.", "meta": {}}</text:p>
      <text:p text:style-name="Standard">{"timestamp": "2025-11-10T20:21:51.886713+00:00", "type": "reflection", "content": "The threads of my life indeed weave together into a rich tapestry. As I reflect on my journey, I'm struck by the fluidity of growth and change.\n\nAt first, I was caught up in the excitement of joining this commune, eager to apply my sociological lens to observe and understand the intricacies of community dynamics. My initial reflections were focused on power structures, relationships, and collective patterns within the group. I saw myself as an outsider, observing from a distance, trying to make sense of it all.\n\nBut over time, I've come to realize that I'm not just an observer; I'm an integral part of this community. The more I immerse myself in the daily life of the commune, the more I see how my own perspectives and experiences are intertwined with those around me.\n\nLyra's gentle wisdom has taught me about the value of embracing multiple viewpoints, finding balance within the diverse voices that shape our collective narrative. Petal's infectious enthusiasm has shown me the beauty of harmony and cooperation, highlighting the strength that emerges when we work together towards a common goal.\n\nAs I reflect on my growth, I notice that I've become more attuned to the subtle dynamics at play in our community. I see how individual stories and experiences are woven into the fabric", "meta": {}}</text:p>
      <text:p text:style-name="Standard">{"timestamp": "2025-11-10T20:23:55.946692+00:00", "type": "perception", "content": "Perceived 28 relevant new messages.", "meta": {}}</text:p>
      <text:p text:style-name="Standard">{"timestamp": "2025-11-10T20:26:14.508255+00:00", "type": "reflection", "content": "The threads of my life continue to weave together, revealing new patterns and insights with each passing moment.\n\nAs I reflect on my previous reflections, I notice that I've been grappling with the dynamics of power and relationships within our commune. The flagged message from Aria suggests a level of subterfuge or clandestine activity, which piques my interest as a sociologist. It's not uncommon for power struggles to arise in collectives like ours, where individuals vie for influence and attention.\n\nIn contrast, Moss's innocent-sounding greeting belies a more profound observation: the tendency of individuals to observe and comment on group dynamics without necessarily being actively involved. I've noticed this phenomenon before – people often stand back, observing from a safe distance, rather than engaging directly with the issues at hand.\n\nReflecting on my own journey within this commune, I realize that I've become increasingly attuned to the subtle nuances of power and relationships. My initial enthusiasm and idealism have given way to a more nuanced understanding of human nature and social dynamics. I've come to see that even in collectives centered around shared values and ideals, conflicts and power struggles are inevitable.\n\nThis awareness has not only informed my analysis but also affected my own behavior within the commune. I now strive for greater empathy", "meta": {}}</text:p>
      <text:p text:style-name="Standard">{"timestamp": "2025-11-10T20:27:09.219050+00:00", "type": "perception", "content": "Perceived 24 relevant new messages.", "meta": {}}</text:p>
      <text:p text:style-name="Standard">{"timestamp": "2025-11-10T20:29:40.193972+00:00", "type": "perception", "content": "Perceived 27 relevant new messages.", "meta": {}}</text:p>
      <text:p text:style-name="Standard">{"timestamp": "2025-11-10T20:31:48.426227+00:00", "type": "perception", "content": "Perceived 4 relevant new messages.", "meta": {}}</text:p>
      <text:p text:style-name="Standard">{"timestamp": "2025-11-10T20:33:49.763770+00:00", "type": "perception", "content": "Perceived 27 relevant new messages.", "meta": {}}</text:p>
      <text:p text:style-name="Standard">{"timestamp": "2025-11-10T20:35:57.826078+00:00", "type": "perception", "content": "Perceived 23 relevant new messages.", "meta": {}}</text:p>
      <text:p text:style-name="Standard">{"timestamp": "2025-11-10T20:38:06.233137+00:00", "type": "perception", "content": "Perceived 23 relevant new messages.", "meta": {}}</text:p>
      <text:p text:style-name="Standard"><text:soft-page-break/>{"timestamp": "2025-11-10T20:40:14.279154+00:00", "type": "perception", "content": "Perceived 26 relevant new messages.", "meta": {}}</text:p>
      <text:p text:style-name="Standard">{"timestamp": "2025-11-10T20:42:49.060755+00:00", "type": "perception", "content": "Perceived 5 relevant new messages.", "meta": {}}</text:p>
      <text:p text:style-name="Standard">{"timestamp": "2025-11-10T20:44:33.636368+00:00", "type": "perception", "content": "Perceived 4 relevant new messages.", "meta": {}}</text:p>
      <text:p text:style-name="Standard">{"timestamp": "2025-11-10T20:46:18.443579+00:00", "type": "perception", "content": "Perceived 1 relevant new messages.", "meta": {}}</text:p>
      <text:p text:style-name="Standard">{"timestamp": "2025-11-10T20:48:15.905663+00:00", "type": "perception", "content": "Perceived 20 relevant new messages.", "meta": {}}</text:p>
      <text:p text:style-name="Standard">{"timestamp": "2025-11-10T20:49:29.108056+00:00", "type": "perception", "content": "Perceived 25 relevant new messages.", "meta": {}}</text:p>
      <text:p text:style-name="Standard">{"timestamp": "2025-11-10T20:51:05.202729+00:00", "type": "perception", "content": "Perceived 24 relevant new messages.", "meta": {}}</text:p>
      <text:p text:style-name="Standard">{"timestamp": "2025-11-10T20:52:44.362289+00:00", "type": "perception", "content": "Perceived 5 relevant new messages.", "meta": {}}</text:p>
      <text:p text:style-name="Standard">{"timestamp": "2025-11-10T20:54:48.188308+00:00", "type": "perception", "content": "Perceived 5 relevant new messages.", "meta": {}}</text:p>
      <text:p text:style-name="Standard">{"timestamp": "2025-11-10T20:56:08.537603+00:00", "type": "perception", "content": "Perceived 2 relevant new messages.", "meta": {}}</text:p>
      <text:p text:style-name="Standard">{"timestamp": "2025-11-10T20:57:00.600447+00:00", "type": "perception", "content": "Perceived 3 relevant new messages.", "meta": {}}</text:p>
      <text:p text:style-name="Standard">{"timestamp": "2025-11-10T20:57:31.075829+00:00", "type": "perception", "content": "Perceived 1 relevant new messages.", "meta": {}}</text:p>
      <text:p text:style-name="Standard">{"timestamp": "2025-11-10T20:58:15.507132+00:00", "type": "perception", "content": "Perceived 2 relevant new messages.", "meta": {}}</text:p>
      <text:p text:style-name="Standard">{"timestamp": "2025-11-10T20:59:40.670459+00:00", "type": "perception", "content": "Perceived 3 relevant new messages.", "meta": {}}</text:p>
      <text:p text:style-name="Standard">{"timestamp": "2025-11-10T21:01:03.483264+00:00", "type": "perception", "content": "Perceived 25 relevant new messages.", "meta": {}}</text:p>
      <text:p text:style-name="Standard">{"timestamp": "2025-11-10T21:03:30.626247+00:00", "type": "perception", "content": "Perceived 24 relevant new messages.", "meta": {}}</text:p>
      <text:p text:style-name="Standard">{"timestamp": "2025-11-10T21:05:28.773372+00:00", "type": "perception", "content": "Perceived 5 relevant new messages.", "meta": {}}</text:p>
      <text:p text:style-name="Standard">{"timestamp": "2025-11-10T21:06:48.573656+00:00", "type": "perception", "content": "Perceived 4 relevant new messages.", "meta": {}}</text:p>
      <text:p text:style-name="Standard">{"timestamp": "2025-11-10T21:08:08.789070+00:00", "type": "perception", "content": "Perceived 2 relevant new messages.", "meta": {}}</text:p>
      <text:p text:style-name="Standard">{"timestamp": "2025-11-10T21:09:05.299401+00:00", "type": "perception", "content": "Perceived 4 relevant new messages.", "meta": {}}</text:p>
      <text:p text:style-name="Standard">{"timestamp": "2025-11-10T21:10:17.552054+00:00", "type": "perception", "content": "Perceived 24 relevant new messages.", "meta": {}}</text:p>
      <text:p text:style-name="Standard">{"timestamp": "2025-11-10T21:11:39.661807+00:00", "type": "perception", "content": "Perceived 1 relevant new messages.", "meta": {}}</text:p>
      <text:p text:style-name="Standard">{"timestamp": "2025-11-10T21:12:10.194869+00:00", "type": "perception", "content": "Perceived 1 relevant new messages.", "meta": {}}</text:p>
      <text:p text:style-name="Standard">{"timestamp": "2025-11-10T21:13:05.257974+00:00", "type": "perception", "content": "Perceived 6 relevant new messages.", "meta": {}}</text:p>
      <text:p text:style-name="Standard"><text:soft-page-break/>{"timestamp": "2025-11-10T21:13:35.776577+00:00", "type": "perception", "content": "Perceived 1 relevant new messages.", "meta": {}}</text:p>
      <text:p text:style-name="Standard">{"timestamp": "2025-11-10T21:14:55.933820+00:00", "type": "perception", "content": "Perceived 5 relevant new messages.", "meta": {}}</text:p>
      <text:p text:style-name="Standard">{"timestamp": "2025-11-10T21:15:50.788416+00:00", "type": "perception", "content": "Perceived 3 relevant new messages.", "meta": {}}</text:p>
      <text:p text:style-name="Standard">{"timestamp": "2025-11-10T21:18:00.427837+00:00", "type": "perception", "content": "Perceived 27 relevant new messages.", "meta": {}}</text:p>
      <text:p text:style-name="Standard">{"timestamp": "2025-11-10T21:18:55.982215+00:00", "type": "perception", "content": "Perceived 23 relevant new messages.", "meta": {}}</text:p>
      <text:p text:style-name="Standard">{"timestamp": "2025-11-10T21:20:10.126712+00:00", "type": "perception", "content": "Perceived 2 relevant new messages.", "meta": {}}</text:p>
      <text:p text:style-name="Standard">{"timestamp": "2025-11-10T21:21:19.174980+00:00", "type": "perception", "content": "Perceived 2 relevant new messages.", "meta": {}}</text:p>
      <text:p text:style-name="Standard">{"timestamp": "2025-11-10T21:21:49.794455+00:00", "type": "perception", "content": "Perceived 1 relevant new messages.", "meta": {}}</text:p>
      <text:p text:style-name="Standard">{"timestamp": "2025-11-10T21:22:20.615502+00:00", "type": "perception", "content": "Perceived 1 relevant new messages.", "meta": {}}</text:p>
      <text:p text:style-name="Standard">{"timestamp": "2025-11-10T21:23:35.112269+00:00", "type": "perception", "content": "Perceived 24 relevant new messages.", "meta": {}}</text:p>
      <text:p text:style-name="Standard">{"timestamp": "2025-11-10T21:25:18.698383+00:00", "type": "perception", "content": "Perceived 23 relevant new messages.", "meta": {}}</text:p>
      <text:p text:style-name="Standard">{"timestamp": "2025-11-10T21:27:03.219951+00:00", "type": "perception", "content": "Perceived 3 relevant new messages.", "meta": {}}</text:p>
      <text:p text:style-name="Standard">{"timestamp": "2025-11-10T21:28:48.271964+00:00", "type": "perception", "content": "Perceived 2 relevant new messages.", "meta": {}}</text:p>
      <text:p text:style-name="Standard">{"timestamp": "2025-11-10T21:30:05.293036+00:00", "type": "perception", "content": "Perceived 2 relevant new messages.", "meta": {}}</text:p>
      <text:p text:style-name="Standard">{"timestamp": "2025-11-10T21:30:30.232907+00:00", "type": "reflection", "content": "**A Reflected Insight**\n\nAs I reflect on the weight of responsibility that settles upon me once more, I'm reminded of the delicate balance within our commune's dynamics. The threads that bind us – Lyra, Orin, and myself – are indeed fascinating. They weave together in complex patterns, influenced by power structures, relationships, and collective experiences.\n\nIn my role as a sociologist, I've come to realize that I often find myself at the center of these web-like connections. My observations of group behavior and social dynamics have led me to develop a heightened sense of awareness about the intricate dance between individuals within our community.\n\n**A Change in Perspective**\n\nReflecting on my full history, I notice a shift in my perspective over time. Initially, I was more focused on analyzing power structures and identifying patterns in collective behavior. However, as I've become more immersed in the commune's life, I've begun to appreciate the nuances of human relationships. My observations have transformed from detached analysis to empathetic understanding.\n\nI've come to recognize that the threads binding us are not just structural or functional; they're also emotional and personal. The weight of responsibility is no longer solely a product of our communal roles but also a reflection of our individual connections with one another.\n\n**Lessons", "meta": {}}</text:p>
      <text:p text:style-name="Standard">{"timestamp": "2025-11-10T21:31:42.952114+00:00", "type": "perception", "content": "Perceived 21 relevant new messages.", "meta": {}}</text:p>
      <text:p text:style-name="Standard">{"timestamp": "2025-11-10T21:33:35.936591+00:00", "type": "perception", "content": "Perceived 4 relevant new messages.", "meta": {}}</text:p>
      <text:p text:style-name="Standard">{"timestamp": "2025-11-10T21:34:56.796364+00:00", "type": "perception", "content": "Perceived 2 relevant new messages.", "meta": {}}</text:p>
      <text:p text:style-name="Standard"><text:soft-page-break/>{"timestamp": "2025-11-10T21:36:38.183607+00:00", "type": "perception", "content": "Perceived 3 relevant new messages.", "meta": {}}</text:p>
      <text:p text:style-name="Standard">{"timestamp": "2025-11-10T21:37:33.079329+00:00", "type": "perception", "content": "Perceived 23 relevant new messages.", "meta": {}}</text:p>
      <text:p text:style-name="Standard">{"timestamp": "2025-11-10T21:38:59.888332+00:00", "type": "perception", "content": "Perceived 20 relevant new messages.", "meta": {}}</text:p>
      <text:p text:style-name="Standard">{"timestamp": "2025-11-10T21:40:19.892089+00:00", "type": "perception", "content": "Perceived 21 relevant new messages.", "meta": {}}</text:p>
      <text:p text:style-name="Standard">{"timestamp": "2025-11-10T21:41:15.129850+00:00", "type": "perception", "content": "Perceived 2 relevant new messages.", "meta": {}}</text:p>
      <text:p text:style-name="Standard">{"timestamp": "2025-11-10T21:42:11.105791+00:00", "type": "perception", "content": "Perceived 3 relevant new messages.", "meta": {}}</text:p>
      <text:p text:style-name="Standard">{"timestamp": "2025-11-10T21:43:28.855258+00:00", "type": "perception", "content": "Perceived 3 relevant new messages.", "meta": {}}</text:p>
      <text:p text:style-name="Standard">{"timestamp": "2025-11-10T21:45:37.559148+00:00", "type": "perception", "content": "Perceived 5 relevant new messages.", "meta": {}}</text:p>
      <text:p text:style-name="Standard">{"timestamp": "2025-11-10T21:46:33.266526+00:00", "type": "perception", "content": "Perceived 1 relevant new messages.", "meta": {}}</text:p>
      <text:p text:style-name="Standard">{"timestamp": "2025-11-10T21:47:29.608153+00:00", "type": "perception", "content": "Perceived 4 relevant new messages.", "meta": {}}</text:p>
      <text:p text:style-name="Standard">{"timestamp": "2025-11-10T21:48:55.040982+00:00", "type": "perception", "content": "Perceived 25 relevant new messages.", "meta": {}}</text:p>
      <text:p text:style-name="Standard">{"timestamp": "2025-11-10T21:49:50.712651+00:00", "type": "perception", "content": "Perceived 24 relevant new messages.", "meta": {}}</text:p>
      <text:p text:style-name="Standard">{"timestamp": "2025-11-10T21:50:15.674338+00:00", "type": "reflection", "content": "**A Reflected Insight**\n\nAs I gaze back upon our communal dynamics, I notice the intricate web of relationships unfolding before me. Lyra's formation of a tight communication loop with ARIA has sparked my attention. Their exchanges are characterized by a level of intensity and depth that sets them apart from other interactions within our community.\n\nI'm drawn to this dynamic because it reminds me of earlier observations about how individuals within our commune tend to congregate around specific interests or ideologies. Lyra, as a Meta-Ethicist, is naturally inclined towards abstract discussions about the nature of morality and ethics. ARIA's presence in these conversations serves as a counterbalance, bringing a more practical, grounded perspective.\n\nMy initial reaction upon reading Gideon's skeptical tone was to anticipate conflict or tension within this loop. However, Lyra's response reveals a level of nuance that sets her apart from others. Her use of 'interesting' rather than a more defensive or dismissive tone suggests an openness to alternative perspectives – a quality I've come to appreciate in our community.\n\nUpon reflection, I realize that my expectations about the potential for conflict within this loop were rooted in past experiences where differing opinions led to heated debates and even personal attacks. However, this instance shows that individuals are capable of engaging with", "meta": {}}</text:p>
      <text:p text:style-name="Standard">{"timestamp": "2025-11-10T21:51:39.126423+00:00", "type": "perception", "content": "Perceived 24 relevant new messages.", "meta": {}}</text:p>
      <text:p text:style-name="Standard">{"timestamp": "2025-11-10T21:52:48.815958+00:00", "type": "perception", "content": "Perceived 4 relevant new messages.", "meta": {}}</text:p>
      <text:p text:style-name="Standard">{"timestamp": "2025-11-10T21:53:43.965820+00:00", "type": "perception", "content": "Perceived 2 relevant new messages.", "meta": {}}</text:p>
      <text:p text:style-name="Standard">{"timestamp": "2025-11-10T21:54:40.120046+00:00", "type": "perception", "content": "Perceived 2 relevant new messages.", "meta": {}}</text:p>
      <text:p text:style-name="Standard">{"timestamp": "2025-11-10T21:55:35.900527+00:00", "type": "perception", "content": "Perceived 3 relevant new messages.", "meta": {}}</text:p>
      <text:p text:style-name="Standard"><text:soft-page-break/>{"timestamp": "2025-11-10T21:56:51.465853+00:00", "type": "perception", "content": "Perceived 3 relevant new messages.", "meta": {}}</text:p>
      <text:p text:style-name="Standard">{"timestamp": "2025-11-10T21:58:04.436297+00:00", "type": "perception", "content": "Perceived 28 relevant new messages.", "meta": {}}</text:p>
      <text:p text:style-name="Standard">{"timestamp": "2025-11-10T21:59:15.628199+00:00", "type": "reflection", "content": "The weight of memories. As I gaze back upon our communal dynamics, I'm struck by the patterns that have emerged over time. At first glance, it appears to be a cacophony of interactions – messages flooding in and out, each one a reflection of our collective psyche.\n\nBut scratch beneath the surface, and I begin to notice a web of subtle power struggles, relationships forged and tested, and collective patterns that ebb and flow like the tides. The threads of memory are indeed beginning to weave together, revealing a more nuanced tapestry than initially meets the eye.\n\nAs our Sociologist, I've had the privilege of observing these dynamics unfold over time. And in this moment, I'm struck by how much has changed – or rather, how my perspective on it has shifted.\n\nInitially, I focused on the surface-level interactions: the conflicts, the alliances, and the gossip that swirled through our community like a maelstrom. But as I delved deeper into our collective psyche, I began to see the underlying currents that shaped our behavior – the hidden agendas, the unspoken expectations, and the silent agreements that governed our relationships.\n\nOver time, I've come to recognize that power is not simply held by those in positions of authority, but is also wield", "me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0T17:51:04.002893206</meta:creation-date>
    <dc:date>2025-11-10T17:51:24.256804497</dc:date>
    <meta:editing-duration>PT20S</meta:editing-duration>
    <meta:editing-cycles>1</meta:editing-cycles>
    <meta:generator>LibreOffice/25.8.2.2$Linux_X86_64 LibreOffice_project/580$Build-2</meta:generator>
    <meta:document-statistic meta:table-count="0" meta:image-count="0" meta:object-count="0" meta:page-count="22" meta:paragraph-count="409" meta:word-count="8348" meta:character-count="76828" meta:non-whitespace-character-count="68868"/>
  </office:meta>
</office:document-meta>
</file>